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8480" draw:id="id0" draw:style-name="a0" draw:name="Ink 24" text:anchor-type="paragraph" svg:x="4.49256in" svg:y="1.75629in" svg:width="0.30764in" svg:height="0.42847in" style:rel-width="scale" style:rel-height="scale"><draw:image xlink:href="media/image1.png" xlink:type="simple" xlink:show="embed" xlink:actuate="onLoad"/><svg:title/><svg:desc/></draw:frame><draw:frame draw:z-index="251667456" draw:id="id1" draw:style-name="a1" draw:name="Ink 23" text:anchor-type="paragraph" svg:x="7.26461in" svg:y="1.05156in" svg:width="0.59583in" svg:height="0.01944in" style:rel-width="scale" style:rel-height="scale"><draw:image xlink:href="media/image2.png" xlink:type="simple" xlink:show="embed" xlink:actuate="onLoad"/><svg:title/><svg:desc/></draw:frame><draw:frame draw:z-index="251666432" draw:id="id2" draw:style-name="a2" draw:name="Ink 22" text:anchor-type="paragraph" svg:x="2.87367in" svg:y="2.31495in" svg:width="3.31457in" svg:height="0.00039in" style:rel-width="scale" style:rel-height="scale"><draw:image xlink:href="media/image3.png" xlink:type="simple" xlink:show="embed" xlink:actuate="onLoad"/><svg:title/><svg:desc/></draw:frame><draw:frame draw:z-index="251665408" draw:id="id3" draw:style-name="a3" draw:name="Ink 21" text:anchor-type="paragraph" svg:x="1.51028in" svg:y="1.05117in" svg:width="0.22708in" svg:height="0.42708in" style:rel-width="scale" style:rel-height="scale"><draw:image xlink:href="media/image4.png" xlink:type="simple" xlink:show="embed" xlink:actuate="onLoad"/><svg:title/><svg:desc/></draw:frame><draw:frame draw:z-index="251664384" draw:id="id4" draw:style-name="a4" draw:name="Ink 15" text:anchor-type="paragraph" svg:x="-0.03657in" svg:y="1.68047in" svg:width="3.00512in" svg:height="0.00039in" style:rel-width="scale" style:rel-height="scale"><draw:image xlink:href="media/image5.png" xlink:type="simple" xlink:show="embed" xlink:actuate="onLoad"/><svg:title/><svg:desc/></draw:frame><draw:frame draw:z-index="251661312" draw:id="id5" draw:style-name="a5" draw:name="Ink 4" text:anchor-type="paragraph" svg:x="8.94453in" svg:y="-0.63804in" svg:width="0.24861in" svg:height="0.77083in" style:rel-width="scale" style:rel-height="scale"><draw:image xlink:href="media/image6.png" xlink:type="simple" xlink:show="embed" xlink:actuate="onLoad"/><svg:title/><svg:desc/></draw:frame><draw:frame draw:style-name="a6" draw:name="Picture 1" text:anchor-type="as-char" svg:x="0in" svg:y="0in" svg:width="6.26806in" svg:height="3.52569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z-index="251689984" draw:id="id6" draw:style-name="a7" draw:name="Ink 69" text:anchor-type="paragraph" svg:x="0.53125in" svg:y="7.58958in" svg:width="0.49444in" svg:height="0.25069in" style:rel-width="scale" style:rel-height="scale"><draw:image xlink:href="media/image8.png" xlink:type="simple" xlink:show="embed" xlink:actuate="onLoad"/><svg:title/><svg:desc/></draw:frame><draw:frame draw:z-index="251688960" draw:id="id7" draw:style-name="a8" draw:name="Ink 68" text:anchor-type="paragraph" svg:x="0in" svg:y="7.39514in" svg:width="0.61736in" svg:height="0.46736in" style:rel-width="scale" style:rel-height="scale"><draw:image xlink:href="media/image9.png" xlink:type="simple" xlink:show="embed" xlink:actuate="onLoad"/><svg:title/><svg:desc/></draw:frame><draw:frame draw:z-index="251685888" draw:id="id8" draw:style-name="a9" draw:name="Ink 65" text:anchor-type="paragraph" svg:x="1.30556in" svg:y="5.54742in" svg:width="4.92323in" svg:height="0.00039in" style:rel-width="scale" style:rel-height="scale"><draw:image xlink:href="media/image10.png" xlink:type="simple" xlink:show="embed" xlink:actuate="onLoad"/><svg:title/><svg:desc/></draw:frame><draw:frame draw:z-index="251684864" draw:id="id9" draw:style-name="a10" draw:name="Ink 64" text:anchor-type="paragraph" svg:x="0.01382in" svg:y="5.8486in" svg:width="1.12205in" svg:height="0.00039in" style:rel-width="scale" style:rel-height="scale"><draw:image xlink:href="media/image11.png" xlink:type="simple" xlink:show="embed" xlink:actuate="onLoad"/><svg:title/><svg:desc/></draw:frame><draw:frame draw:z-index="251683840" draw:id="id10" draw:style-name="a11" draw:name="Ink 61" text:anchor-type="paragraph" svg:x="-1.41885in" svg:y="2.40545in" svg:width="0.69291in" svg:height="0.00039in" style:rel-width="scale" style:rel-height="scale"><draw:image xlink:href="media/image12.png" xlink:type="simple" xlink:show="embed" xlink:actuate="onLoad"/><svg:title/><svg:desc/></draw:frame><draw:frame draw:z-index="251682816" draw:id="id11" draw:style-name="a12" draw:name="Ink 60" text:anchor-type="paragraph" svg:x="-1.54956in" svg:y="0.41844in" svg:width="0.51736in" svg:height="1.41667in" style:rel-width="scale" style:rel-height="scale"><draw:image xlink:href="media/image13.png" xlink:type="simple" xlink:show="embed" xlink:actuate="onLoad"/><svg:title/><svg:desc/></draw:frame><draw:frame draw:z-index="251681792" draw:id="id12" draw:style-name="a13" draw:name="Ink 59" text:anchor-type="paragraph" svg:x="-2.77752in" svg:y="0.81214in" svg:width="0.34583in" svg:height="1.19167in" style:rel-width="scale" style:rel-height="scale"><draw:image xlink:href="media/image14.png" xlink:type="simple" xlink:show="embed" xlink:actuate="onLoad"/><svg:title/><svg:desc/></draw:frame><draw:frame draw:z-index="251680768" draw:id="id13" draw:style-name="a14" draw:name="Ink 56" text:anchor-type="paragraph" svg:x="-1.88736in" svg:y="1.11253in" svg:width="0.11597in" svg:height="0.28681in" style:rel-width="scale" style:rel-height="scale"><draw:image xlink:href="media/image15.png" xlink:type="simple" xlink:show="embed" xlink:actuate="onLoad"/><svg:title/><svg:desc/></draw:frame><draw:frame draw:z-index="251679744" draw:id="id14" draw:style-name="a15" draw:name="Ink 46" text:anchor-type="paragraph" svg:x="-1.87555in" svg:y="5.37876in" svg:width="0.00039in" svg:height="0.00039in" style:rel-width="scale" style:rel-height="scale"><draw:image xlink:href="media/image16.png" xlink:type="simple" xlink:show="embed" xlink:actuate="onLoad"/><svg:title/><svg:desc/></draw:frame><draw:frame draw:z-index="251678720" draw:id="id15" draw:style-name="a16" draw:name="Ink 44" text:anchor-type="paragraph" svg:x="6.59689in" svg:y="2.06723in" svg:width="0.00039in" svg:height="0.00039in" style:rel-width="scale" style:rel-height="scale"><draw:image xlink:href="media/image16.png" xlink:type="simple" xlink:show="embed" xlink:actuate="onLoad"/><svg:title/><svg:desc/></draw:frame><draw:frame draw:z-index="251677696" draw:id="id16" draw:style-name="a17" draw:name="Ink 43" text:anchor-type="paragraph" svg:x="6.55556in" svg:y="3.44861in" svg:width="0.20764in" svg:height="0.00694in" style:rel-width="scale" style:rel-height="scale"><draw:image xlink:href="media/image17.png" xlink:type="simple" xlink:show="embed" xlink:actuate="onLoad"/><svg:title/><svg:desc/></draw:frame><draw:frame draw:z-index="251674624" draw:id="id17" draw:style-name="a18" draw:name="Ink 37" text:anchor-type="paragraph" svg:x="2.70437in" svg:y="1.66999in" svg:width="0.47431in" svg:height="0.56806in" style:rel-width="scale" style:rel-height="scale"><draw:image xlink:href="media/image18.png" xlink:type="simple" xlink:show="embed" xlink:actuate="onLoad"/><svg:title/><svg:desc/></draw:frame><draw:frame draw:z-index="251673600" draw:id="id18" draw:style-name="a19" draw:name="Ink 36" text:anchor-type="paragraph" svg:x="5.19768in" svg:y="1.28691in" svg:width="0.49514in" svg:height="0.24514in" style:rel-width="scale" style:rel-height="scale"><draw:image xlink:href="media/image19.png" xlink:type="simple" xlink:show="embed" xlink:actuate="onLoad"/><svg:title/><svg:desc/></draw:frame><draw:frame draw:z-index="251672576" draw:id="id19" draw:style-name="a20" draw:name="Ink 35" text:anchor-type="paragraph" svg:x="0.47445in" svg:y="2.19164in" svg:width="0.38681in" svg:height="0.31181in" style:rel-width="scale" style:rel-height="scale"><draw:image xlink:href="media/image20.png" xlink:type="simple" xlink:show="embed" xlink:actuate="onLoad"/><svg:title/><svg:desc/></draw:frame><draw:frame draw:z-index="251671552" draw:id="id20" draw:style-name="a21" draw:name="Ink 34" text:anchor-type="paragraph" svg:x="4.778in" svg:y="1.82707in" svg:width="1.41024in" svg:height="0.00039in" style:rel-width="scale" style:rel-height="scale"><draw:image xlink:href="media/image21.png" xlink:type="simple" xlink:show="embed" xlink:actuate="onLoad"/><svg:title/><svg:desc/></draw:frame><draw:frame draw:z-index="251670528" draw:id="id21" draw:style-name="a22" draw:name="Ink 33" text:anchor-type="paragraph" svg:x="1.39926in" svg:y="2.36014in" svg:width="3.34252in" svg:height="0.00039in" style:rel-width="scale" style:rel-height="scale"><draw:image xlink:href="media/image22.png" xlink:type="simple" xlink:show="embed" xlink:actuate="onLoad"/><svg:title/><svg:desc/></draw:frame><draw:frame draw:z-index="251669504" draw:id="id22" draw:style-name="a23" draw:name="Ink 32" text:anchor-type="paragraph" svg:x="-0.13815in" svg:y="2.7377in" svg:width="1.54488in" svg:height="0.00039in" style:rel-width="scale" style:rel-height="scale"><draw:image xlink:href="media/image23.png" xlink:type="simple" xlink:show="embed" xlink:actuate="onLoad"/><svg:title/><svg:desc/></draw:frame><draw:frame draw:style-name="a24" draw:name="Picture 28" text:anchor-type="as-char" svg:x="0in" svg:y="0in" svg:width="6.26806in" svg:height="3.52569in" style:rel-width="scale" style:rel-height="scale"><draw:image xlink:href="media/image24.png" xlink:type="simple" xlink:show="embed" xlink:actuate="onLoad"/><svg:title/><svg:desc/></draw:frame><draw:frame draw:style-name="a25" draw:name="Picture 45" text:anchor-type="as-char" svg:x="0in" svg:y="0in" svg:width="6.26806in" svg:height="3.52569in" style:rel-width="scale" style:rel-height="scale"><draw:image xlink:href="media/image2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ay p</meta:initial-creator>
    <dc:creator>vinay p</dc:creator>
    <meta:creation-date>2025-07-08T04:24:00Z</meta:creation-date>
    <dc:date>2025-07-08T05:16:00Z</dc:date>
    <meta:template xlink:href="Normal" xlink:type="simple"/>
    <meta:editing-cycles>1</meta:editing-cycles>
    <meta:editing-duration>PT3120S</meta:editing-duration>
    <meta:document-statistic meta:page-count="2" meta:paragraph-count="1" meta:word-count="4" meta:character-count="27" meta:row-count="1" meta:non-whitespace-character-count="24"/>
  </office:meta>
</office:document-meta>
</file>